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18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43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18.26mm" fo:break-before="auto" style:use-optimal-row-height="true"/>
    </style:style>
    <style:style style:name="ro3" style:family="table-row">
      <style:table-row-properties style:row-height="20.5mm" fo:break-before="auto" style:use-optimal-row-height="false"/>
    </style:style>
    <style:style style:name="ro4" style:family="table-row">
      <style:table-row-properties style:row-height="26.32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loext:table-protection loext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Servidor de almacenamiento NAS</text:p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uáles son los protocolos de red que serán analizados?</text:p>
          </table:table-cell>
          <table:table-cell table:style-name="ce7" office:value-type="string" calcext:value-type="string">
            <text:p>FDDI, ATM, HDLC, CDP</text:p>
          </table:table-cell>
          <table:table-cell table:style-name="ce7" office:value-type="string" calcext:value-type="string">
            <text:p>FTP, TFTP, NFS, UDP</text:p>
          </table:table-cell>
          <table:table-cell table:style-name="ce7" office:value-type="string" calcext:value-type="string">
            <text:p>CIFS, NFS, FTP, TFTP</text:p>
          </table:table-cell>
          <table:table-cell table:style-name="ce7" office:value-type="string" calcext:value-type="string">
            <text:p>SNMP, SMTP, NNTP, FTP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Una de las características de un sistema NAS…</text:p>
          </table:table-cell>
          <table:table-cell table:style-name="ce7" office:value-type="string" calcext:value-type="string">
            <text:p>utiliza una configuración de disco en RAID 0 (disco espejo).</text:p>
          </table:table-cell>
          <table:table-cell table:style-name="ce7" office:value-type="string" calcext:value-type="string">
            <text:p>utiliza una configuración de disco en RAID 1 (disco espejo).</text:p>
          </table:table-cell>
          <table:table-cell table:style-name="ce7" office:value-type="string" calcext:value-type="string">
            <text:p>utiliza una configuración de disco en RAID 2 (disco espejo).</text:p>
          </table:table-cell>
          <table:table-cell table:style-name="ce7" office:value-type="string" calcext:value-type="string">
            <text:p>No es una característica de un sistema NAS.</text:p>
          </table:table-cell>
          <table:table-cell table:style-name="ce10" office:value-type="string" calcext:value-type="string">
            <text:p>B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En qué protocolo se configura el archivo “/etc/exports”?</text:p>
          </table:table-cell>
          <table:table-cell table:style-name="ce7" office:value-type="string" calcext:value-type="string">
            <text:p>CDP</text:p>
          </table:table-cell>
          <table:table-cell table:style-name="ce7" office:value-type="string" calcext:value-type="string">
            <text:p>UDP</text:p>
          </table:table-cell>
          <table:table-cell table:style-name="ce7" office:value-type="string" calcext:value-type="string">
            <text:p>FTP</text:p>
          </table:table-cell>
          <table:table-cell table:style-name="ce7" office:value-type="string" calcext:value-type="string">
            <text:p>NFS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dos puertos utiliza un Servidor FTP para realizar la conexión y la transmisión de datos?</text:p>
          </table:table-cell>
          <table:table-cell table:style-name="ce7" office:value-type="string" calcext:value-type="string">
            <text:p>Puerto de control = 21, <text:s text:c="17"/>Puerto de datos = 20</text:p>
          </table:table-cell>
          <table:table-cell table:style-name="ce7" office:value-type="string" calcext:value-type="string">
            <text:p>Puerto de datos = 20, <text:s text:c="18"/>Puerto de control = 21</text:p>
          </table:table-cell>
          <table:table-cell table:style-name="ce7" office:value-type="string" calcext:value-type="string">
            <text:p>Puerto de control = &gt; 1024, <text:s text:c="17"/>Puerto de datos = 21</text:p>
          </table:table-cell>
          <table:table-cell table:style-name="ce7" office:value-type="string" calcext:value-type="string">
            <text:p>Puerto de control = 21, <text:s text:c="17"/>Puerto de datos = &gt; 1024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protocolo usa el puerto UDP 69 del servidor?</text:p>
          </table:table-cell>
          <table:table-cell table:style-name="ce7" office:value-type="string" calcext:value-type="string">
            <text:p>TFTP</text:p>
          </table:table-cell>
          <table:table-cell table:style-name="ce7" office:value-type="string" calcext:value-type="string">
            <text:p>NNTP</text:p>
          </table:table-cell>
          <table:table-cell table:style-name="ce7" office:value-type="string" calcext:value-type="string">
            <text:p>HDLC</text:p>
          </table:table-cell>
          <table:table-cell table:style-name="ce7" office:value-type="string" calcext:value-type="string">
            <text:p>ATM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En un protocolo FTP, ¿en qué tipo de modo las conexiones son iniciadas siempre por el cliente?</text:p>
          </table:table-cell>
          <table:table-cell table:style-name="ce7" office:value-type="string" calcext:value-type="string">
            <text:p>Modo activo</text:p>
          </table:table-cell>
          <table:table-cell table:style-name="ce7" office:value-type="string" calcext:value-type="string">
            <text:p>Modo pasivo</text:p>
          </table:table-cell>
          <table:table-cell table:style-name="ce7" office:value-type="string" calcext:value-type="string">
            <text:p>Modo inactivo</text:p>
          </table:table-cell>
          <table:table-cell table:style-name="ce7" office:value-type="string" calcext:value-type="string">
            <text:p>Modo hibernar</text:p>
          </table:table-cell>
          <table:table-cell table:style-name="ce10" office:value-type="string" calcext:value-type="string">
            <text:p>B</text:p>
          </table:table-cell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Servidor de almacenamiento NAS" calcext:value-type="string">
            <text:p>Servidor de almacenamiento NAS</text:p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¿Cuáles son los protocolos de red que serán analizados?" calcext:value-type="string">
            <text:p>¿Cuáles son los protocolos de red que serán analizados?</text:p>
          </table:table-cell>
          <table:table-cell table:formula="of:=[Cuestiones.B3]" office:value-type="string" office:string-value="FDDI, ATM, HDLC, CDP" calcext:value-type="string">
            <text:p>FDDI, ATM, HDLC, CDP</text:p>
          </table:table-cell>
          <table:table-cell table:formula="of:=[Cuestiones.C3]" office:value-type="string" office:string-value="FTP, TFTP, NFS, UDP" calcext:value-type="string">
            <text:p>FTP, TFTP, NFS, UDP</text:p>
          </table:table-cell>
          <table:table-cell table:formula="of:=[Cuestiones.D3]" office:value-type="string" office:string-value="CIFS, NFS, FTP, TFTP" calcext:value-type="string">
            <text:p>CIFS, NFS, FTP, TFTP</text:p>
          </table:table-cell>
          <table:table-cell table:formula="of:=[Cuestiones.E3]" office:value-type="string" office:string-value="SNMP, SMTP, NNTP, FTP" calcext:value-type="string">
            <text:p>SNMP, SMTP, NNTP, FTP</text:p>
          </table:table-cell>
          <table:table-cell table:formula="of:=[Cuestiones.F3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4]" office:value-type="string" office:string-value="Una de las características de un sistema NAS…" calcext:value-type="string">
            <text:p>Una de las características de un sistema NAS…</text:p>
          </table:table-cell>
          <table:table-cell table:formula="of:=[Cuestiones.B4]" office:value-type="string" office:string-value="utiliza una configuración de disco en RAID 0 (disco espejo)." calcext:value-type="string">
            <text:p>utiliza una configuración de disco en RAID 0 (disco espejo).</text:p>
          </table:table-cell>
          <table:table-cell table:formula="of:=[Cuestiones.C4]" office:value-type="string" office:string-value="utiliza una configuración de disco en RAID 1 (disco espejo)." calcext:value-type="string">
            <text:p>utiliza una configuración de disco en RAID 1 (disco espejo).</text:p>
          </table:table-cell>
          <table:table-cell table:formula="of:=[Cuestiones.D4]" office:value-type="string" office:string-value="utiliza una configuración de disco en RAID 2 (disco espejo)." calcext:value-type="string">
            <text:p>utiliza una configuración de disco en RAID 2 (disco espejo).</text:p>
          </table:table-cell>
          <table:table-cell table:formula="of:=[Cuestiones.E4]" office:value-type="string" office:string-value="No es una característica de un sistema NAS." calcext:value-type="string">
            <text:p>No es una característica de un sistema NAS.</text:p>
          </table:table-cell>
          <table:table-cell table:formula="of:=[Cuestiones.F4]" office:value-type="string" office:string-value="B" calcext:value-type="string">
            <text:p>B</text:p>
          </table:table-cell>
        </table:table-row>
        <table:table-row table:style-name="ro6">
          <table:table-cell table:formula="of:=[Cuestiones.A5]" office:value-type="string" office:string-value="¿En qué protocolo se configura el archivo “/etc/exports”?" calcext:value-type="string">
            <text:p>¿En qué protocolo se configura el archivo “/etc/exports”?</text:p>
          </table:table-cell>
          <table:table-cell table:formula="of:=[Cuestiones.B5]" office:value-type="string" office:string-value="CDP" calcext:value-type="string">
            <text:p>CDP</text:p>
          </table:table-cell>
          <table:table-cell table:formula="of:=[Cuestiones.C5]" office:value-type="string" office:string-value="UDP" calcext:value-type="string">
            <text:p>UDP</text:p>
          </table:table-cell>
          <table:table-cell table:formula="of:=[Cuestiones.D5]" office:value-type="string" office:string-value="FTP" calcext:value-type="string">
            <text:p>FTP</text:p>
          </table:table-cell>
          <table:table-cell table:formula="of:=[Cuestiones.E5]" office:value-type="string" office:string-value="NFS" calcext:value-type="string">
            <text:p>NFS</text:p>
          </table:table-cell>
          <table:table-cell table:formula="of:=[Cuestiones.F5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6]" office:value-type="string" office:string-value="¿Qué dos puertos utiliza un Servidor FTP para realizar la conexión y la transmisión de datos?" calcext:value-type="string">
            <text:p>¿Qué dos puertos utiliza un Servidor FTP para realizar la conexión y la transmisión de datos?</text:p>
          </table:table-cell>
          <table:table-cell table:formula="of:=[Cuestiones.B6]" office:value-type="string" office:string-value="Puerto de control = 21,                  Puerto de datos = 20" calcext:value-type="string">
            <text:p>Puerto de control = 21, <text:s text:c="17"/>Puerto de datos = 20</text:p>
          </table:table-cell>
          <table:table-cell table:formula="of:=[Cuestiones.C6]" office:value-type="string" office:string-value="Puerto de datos = 20,                   Puerto de control = 21" calcext:value-type="string">
            <text:p>Puerto de datos = 20, <text:s text:c="18"/>Puerto de control = 21</text:p>
          </table:table-cell>
          <table:table-cell table:formula="of:=[Cuestiones.D6]" office:value-type="string" office:string-value="Puerto de control = &gt; 1024,                  Puerto de datos = 21" calcext:value-type="string">
            <text:p>Puerto de control = &gt; 1024, <text:s text:c="17"/>Puerto de datos = 21</text:p>
          </table:table-cell>
          <table:table-cell table:formula="of:=[Cuestiones.E6]" office:value-type="string" office:string-value="Puerto de control = 21,                  Puerto de datos = &gt; 1024" calcext:value-type="string">
            <text:p>Puerto de control = 21, <text:s text:c="17"/>Puerto de datos = &gt; 1024</text:p>
          </table:table-cell>
          <table:table-cell table:formula="of:=[Cuestiones.F6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7]" office:value-type="string" office:string-value="¿Qué protocolo usa el puerto UDP 69 del servidor?" calcext:value-type="string">
            <text:p>¿Qué protocolo usa el puerto UDP 69 del servidor?</text:p>
          </table:table-cell>
          <table:table-cell table:formula="of:=[Cuestiones.B7]" office:value-type="string" office:string-value="TFTP" calcext:value-type="string">
            <text:p>TFTP</text:p>
          </table:table-cell>
          <table:table-cell table:formula="of:=[Cuestiones.C7]" office:value-type="string" office:string-value="NNTP" calcext:value-type="string">
            <text:p>NNTP</text:p>
          </table:table-cell>
          <table:table-cell table:formula="of:=[Cuestiones.D7]" office:value-type="string" office:string-value="HDLC" calcext:value-type="string">
            <text:p>HDLC</text:p>
          </table:table-cell>
          <table:table-cell table:formula="of:=[Cuestiones.E7]" office:value-type="string" office:string-value="ATM" calcext:value-type="string">
            <text:p>ATM</text:p>
          </table:table-cell>
          <table:table-cell table:formula="of:=[Cuestiones.F7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8]" office:value-type="string" office:string-value="En un protocolo FTP, ¿en qué tipo de modo las conexiones son iniciadas siempre por el cliente?" calcext:value-type="string">
            <text:p>En un protocolo FTP, ¿en qué tipo de modo las conexiones son iniciadas siempre por el cliente?</text:p>
          </table:table-cell>
          <table:table-cell table:formula="of:=[Cuestiones.B8]" office:value-type="string" office:string-value="Modo activo" calcext:value-type="string">
            <text:p>Modo activo</text:p>
          </table:table-cell>
          <table:table-cell table:formula="of:=[Cuestiones.C8]" office:value-type="string" office:string-value="Modo pasivo" calcext:value-type="string">
            <text:p>Modo pasivo</text:p>
          </table:table-cell>
          <table:table-cell table:formula="of:=[Cuestiones.D8]" office:value-type="string" office:string-value="Modo inactivo" calcext:value-type="string">
            <text:p>Modo inactivo</text:p>
          </table:table-cell>
          <table:table-cell table:formula="of:=[Cuestiones.E8]" office:value-type="string" office:string-value="Modo hibernar" calcext:value-type="string">
            <text:p>Modo hibernar</text:p>
          </table:table-cell>
          <table:table-cell table:formula="of:=[Cuestiones.F8]" office:value-type="string" office:string-value="B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7:49:38.9172010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6-08-23T17:52:44.242484039</dc:date>
    <meta:editing-duration>PT17H24M</meta:editing-duration>
    <meta:editing-cycles>189</meta:editing-cycles>
    <meta:generator>LibreOffice/5.1.4.2$Linux_X86_64 LibreOffice_project/10m0$Build-2</meta:generator>
    <meta:document-statistic meta:table-count="2" meta:cell-count="92" meta:object-count="0"/>
    <meta:user-defined meta:name=""/>
  </office:meta>
</office:document-meta>
</file>